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14f300" style:font-size-asian="28pt" style:font-size-complex="2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 sonf vorz ji, goho yad balt, lonsh kalz vonfo;</text:p>
      <text:p text:style-name="P1">Sobra zol ror i ta nazpsad, grã ta malpërj;</text:p>
      <text:p text:style-name="P1">Di-es holk kwã nothoa zimz, od koma ta noblo zĩn;</text:p>
      <text:p text:style-name="P1">Soba thil jënomp përj aldi;</text:p>
      <text:p text:style-name="P1">Di-es yurbz obole ji rësam;</text:p>
      <text:p text:style-name="P1">Kasarm ohorela taba Pĩr;</text:p>
      <text:p text:style-name="P1">Di-es zonrenj kab erm yadna.</text:p>
      <text:p text:style-name="P1">Pila farzëm znurza adna gono Yadpil, di-es homto;</text:p>
      <text:p text:style-name="P1">Soba ipam, lu ipamis;</text:p>
      <text:p text:style-name="P1">Di-es loholo vep zomd poamal, od bogpa ã-i ta piap piamol od vau-an.</text:p>
      <text:p text:style-name="P1">Zakare, ka, od zamran; odo sikle kwã;</text:p>
      <text:p text:style-name="P1">zorj, lap zirdo noko Mad, hoath Ya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02:32:38.334750331</meta:creation-date>
    <dc:date>2020-01-03T02:38:11.523012768</dc:date>
    <meta:editing-duration>PT5M34S</meta:editing-duration>
    <meta:editing-cycles>1</meta:editing-cycles>
    <meta:document-statistic meta:table-count="0" meta:image-count="0" meta:object-count="0" meta:page-count="1" meta:paragraph-count="12" meta:word-count="87" meta:character-count="460" meta:non-whitespace-character-count="385"/>
    <meta:generator>LibreOffice/6.2.8.2$Linux_X86_64 LibreOffice_project/20$Build-2</meta:generator>
  </office:meta>
</office:document-meta>
</file>